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Times New Roman" svg:font-family="'Times New Roman'" style:font-family-generic="roman"/>
    <style:font-face style:name="Calibri" svg:font-family="Calibri" style:font-family-generic="swiss"/>
    <style:font-face style:name="Arial CE1" svg:font-family="'Arial CE'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1mm"/>
    </style:style>
    <style:style style:name="co2" style:family="table-column">
      <style:table-column-properties fo:break-before="auto" style:column-width="17.92mm"/>
    </style:style>
    <style:style style:name="ro1" style:family="table-row">
      <style:table-row-properties style:row-height="5.03mm" fo:break-before="auto" style:use-optimal-row-height="false"/>
    </style:style>
    <style:style style:name="ta1" style:family="table" style:master-page-name="PageStyle_5f_I.D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Normální_20_2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solid" style:text-line-through-type="singl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.D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1" table:number-columns-repeated="254" table:default-cell-style-name="ce13"/>
        <table:table-column table:style-name="co2" table:number-columns-repeated="768" table:default-cell-style-name="ce13"/>
        <table:table-row table:style-name="ro1">
          <table:table-cell table:style-name="ce1" office:value-type="string" calcext:value-type="string">
            <text:p>Katastrální území</text:p>
          </table:table-cell>
          <table:table-cell table:style-name="ce1" office:value-type="string" calcext:value-type="string">
            <text:p>Číslo parcely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052/274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052/276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10/40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106/2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142/1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148/25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148/3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148/4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148/47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148/7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2/1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2/2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2/3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2/4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2/5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2/6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2/7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2/8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2/9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5/1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5/2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5/3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15/4</text:p>
          </table:table-cell>
          <table:table-cell table:style-name="ce5" table:number-columns-repeated="254"/>
          <table:table-cell table:style-name="ce12"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/1</text:p>
          </table:table-cell>
          <table:table-cell table:style-name="ce5" table:number-columns-repeated="254"/>
          <table:table-cell table:style-name="ce12"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/2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/4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/5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/6</text:p>
          </table:table-cell>
          <table:table-cell table:style-name="ce5" table:number-columns-repeated="254"/>
          <table:table-cell table:style-name="ce12"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/7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/8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209/1</text:p>
          </table:table-cell>
          <table:table-cell table:style-name="ce5" table:number-columns-repeated="254"/>
          <table:table-cell table:style-name="ce12"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209/15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209/16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209/17</text:p>
          </table:table-cell>
          <table:table-cell table:style-name="ce5" table:number-columns-repeated="254"/>
          <table:table-cell table:style-name="ce12"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209/3</text:p>
          </table:table-cell>
          <table:table-cell table:style-name="ce5" table:number-columns-repeated="254"/>
          <table:table-cell table:style-name="ce12"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209/4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211/1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213/1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216/2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217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3" office:value-type="string" calcext:value-type="string">
            <text:p>Krč</text:p>
          </table:table-cell>
          <table:table-cell table:style-name="ce8" office:value-type="string" calcext:value-type="string">
            <text:p>2231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358/1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581/1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581/19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581/56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2869/266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3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3315/10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2" office:value-type="string" calcext:value-type="string">
            <text:p>3320/1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3337/2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3356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5/1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5/2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6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7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rč</text:p>
          </table:table-cell>
          <table:table-cell table:style-name="ce7" office:value-type="string" calcext:value-type="string">
            <text:p>879/61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1892/3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67/1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67/10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1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14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15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16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2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26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27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28</text:p>
          </table:table-cell>
          <table:table-cell table:style-name="Default" table:number-columns-repeated="39"/>
          <table:table-cell table:style-name="ce12" table:number-columns-repeated="215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29</text:p>
          </table:table-cell>
          <table:table-cell table:style-name="Default" table:number-columns-repeated="39"/>
          <table:table-cell table:style-name="ce12" table:number-columns-repeated="215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41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42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43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45</text:p>
          </table:table-cell>
          <table:table-cell table:style-name="Default" table:number-columns-repeated="39"/>
          <table:table-cell table:style-name="ce12" table:number-columns-repeated="215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46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6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7</text:p>
          </table:table-cell>
          <table:table-cell table:style-name="Default" table:number-columns-repeated="39"/>
          <table:table-cell table:style-name="ce12" table:number-columns-repeated="215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75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76</text:p>
          </table:table-cell>
          <table:table-cell table:style-name="Default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88</text:p>
          </table:table-cell>
          <table:table-cell table:style-name="Default" table:number-columns-repeated="39"/>
          <table:table-cell table:style-name="ce12" table:number-columns-repeated="215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89</text:p>
          </table:table-cell>
          <table:table-cell table:style-name="Default" table:number-columns-repeated="39"/>
          <table:table-cell table:style-name="ce12" table:number-columns-repeated="215"/>
          <table:table-cell table:number-columns-repeated="768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91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92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0/93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2/31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2/34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2/35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2/36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2/39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2/43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2/44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2/5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2/62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Kunratice</text:p>
          </table:table-cell>
          <table:table-cell table:style-name="ce7" office:value-type="string" calcext:value-type="string">
            <text:p>2372/75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Lhotka</text:p>
          </table:table-cell>
          <table:table-cell table:style-name="ce7" office:value-type="string" calcext:value-type="string">
            <text:p>1448/1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Lhotka</text:p>
          </table:table-cell>
          <table:table-cell table:style-name="ce7" office:value-type="string" calcext:value-type="string">
            <text:p>1448/7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Lhotka</text:p>
          </table:table-cell>
          <table:table-cell table:style-name="ce7" office:value-type="string" calcext:value-type="string">
            <text:p>1521/3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Libuš</text:p>
          </table:table-cell>
          <table:table-cell table:style-name="ce7" office:value-type="string" calcext:value-type="string">
            <text:p>873/2</text:p>
          </table:table-cell>
          <table:table-cell table:style-name="ce12" table:number-columns-repeated="16"/>
          <table:table-cell table:style-name="Default" table:number-columns-repeated="23"/>
          <table:table-cell table:number-columns-repeated="983"/>
        </table:table-row>
        <table:table-row table:style-name="ro1">
          <table:table-cell table:style-name="ce2" office:value-type="string" calcext:value-type="string">
            <text:p>Libuš</text:p>
          </table:table-cell>
          <table:table-cell table:style-name="ce7" office:value-type="string" calcext:value-type="string">
            <text:p>873/82</text:p>
          </table:table-cell>
          <table:table-cell table:style-name="Default" table:number-columns-repeated="16"/>
          <table:table-cell table:style-name="ce12" table:number-columns-repeated="23"/>
          <table:table-cell table:number-columns-repeated="983"/>
        </table:table-row>
        <table:table-row table:style-name="ro1">
          <table:table-cell table:style-name="ce2" office:value-type="string" calcext:value-type="string">
            <text:p>Libuš</text:p>
          </table:table-cell>
          <table:table-cell table:style-name="ce7" office:value-type="string" calcext:value-type="string">
            <text:p>877</text:p>
          </table:table-cell>
          <table:table-cell table:style-name="Default" table:number-columns-repeated="16"/>
          <table:table-cell table:style-name="ce12" table:number-columns-repeated="23"/>
          <table:table-cell table:number-columns-repeated="983"/>
        </table:table-row>
        <table:table-row table:style-name="ro1">
          <table:table-cell table:style-name="ce2" office:value-type="string" calcext:value-type="string">
            <text:p>Michle</text:p>
          </table:table-cell>
          <table:table-cell table:style-name="ce7" office:value-type="string" calcext:value-type="string">
            <text:p>694/1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Michle</text:p>
          </table:table-cell>
          <table:table-cell table:style-name="ce7" office:value-type="string" calcext:value-type="string">
            <text:p>700/69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Nusle</text:p>
          </table:table-cell>
          <table:table-cell table:style-name="ce7" office:value-type="string" calcext:value-type="string">
            <text:p>1903/1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Nusle</text:p>
          </table:table-cell>
          <table:table-cell table:style-name="ce7" office:value-type="string" calcext:value-type="string">
            <text:p>2804/1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Nusle</text:p>
          </table:table-cell>
          <table:table-cell table:style-name="ce7" office:value-type="string" calcext:value-type="string">
            <text:p>2804/39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Nusle</text:p>
          </table:table-cell>
          <table:table-cell table:style-name="ce7" office:value-type="string" calcext:value-type="string">
            <text:p>2804/46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Nusle</text:p>
          </table:table-cell>
          <table:table-cell table:style-name="ce7" office:value-type="string" calcext:value-type="string">
            <text:p>2838/12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Nusle</text:p>
          </table:table-cell>
          <table:table-cell table:style-name="ce7" office:value-type="string" calcext:value-type="string">
            <text:p>2838/32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Nusle</text:p>
          </table:table-cell>
          <table:table-cell table:style-name="ce7" office:value-type="string" calcext:value-type="string">
            <text:p>2838/33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Nusle</text:p>
          </table:table-cell>
          <table:table-cell table:style-name="ce7" office:value-type="string" calcext:value-type="string">
            <text:p>2910/140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Nusle</text:p>
          </table:table-cell>
          <table:table-cell table:style-name="ce7" office:value-type="string" calcext:value-type="string">
            <text:p>3142/20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Nusle</text:p>
          </table:table-cell>
          <table:table-cell table:style-name="ce7" office:value-type="string" calcext:value-type="string">
            <text:p>3142/3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1015/1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1015/11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1015/13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1015/3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2" office:value-type="string" calcext:value-type="string">
            <text:p>1015/48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1015/50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1015/9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2" office:value-type="string" calcext:value-type="string">
            <text:p>659/2</text:p>
          </table:table-cell>
          <table:table-cell table:style-name="ce12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9" office:value-type="string" calcext:value-type="string">
            <text:p>659/33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2" office:value-type="string" calcext:value-type="string">
            <text:p>659/41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9" office:value-type="string" calcext:value-type="string">
            <text:p>659/75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5/10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5/26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5/39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6/1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7/1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7/17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7/19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7/21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7/22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7/24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4" office:value-type="string" calcext:value-type="string">
            <text:p>Písnice</text:p>
          </table:table-cell>
          <table:table-cell table:style-name="ce10" office:value-type="string" calcext:value-type="string">
            <text:p>837/25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7/26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7/27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7/29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7/30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7/31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7/32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7/33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7/34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7/39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7/43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7/44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7/47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7/5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2" office:value-type="string" calcext:value-type="string">
            <text:p>837/54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7/7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38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42/1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42/2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42/3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4" office:value-type="string" calcext:value-type="string">
            <text:p>Písnice</text:p>
          </table:table-cell>
          <table:table-cell table:style-name="ce10" office:value-type="string" calcext:value-type="string">
            <text:p>842/4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43/2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43/4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44/12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44/13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2" office:value-type="string" calcext:value-type="string">
            <text:p>844/14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44/3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44/4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44/5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7" office:value-type="string" calcext:value-type="string">
            <text:p>844/8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2" office:value-type="string" calcext:value-type="string">
            <text:p>878/13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2" office:value-type="string" calcext:value-type="string">
            <text:p>878/14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2" office:value-type="string" calcext:value-type="string">
            <text:p>878/21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2" office:value-type="string" calcext:value-type="string">
            <text:p>878/9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2" office:value-type="string" calcext:value-type="string">
            <text:p>879/3</text:p>
          </table:table-cell>
          <table:table-cell table:style-name="ce12" table:number-columns-repeated="16"/>
          <table:table-cell table:style-name="Default" table:number-columns-repeated="23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2" office:value-type="string" calcext:value-type="string">
            <text:p>879/4</text:p>
          </table:table-cell>
          <table:table-cell table:style-name="Default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2" office:value-type="string" calcext:value-type="string">
            <text:p>880/1</text:p>
          </table:table-cell>
          <table:table-cell table:style-name="ce12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2" office:value-type="string" calcext:value-type="string">
            <text:p>880/16</text:p>
          </table:table-cell>
          <table:table-cell table:style-name="ce12" table:number-columns-repeated="16"/>
          <table:table-cell table:style-name="Default" table:number-columns-repeated="23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2" office:value-type="string" calcext:value-type="string">
            <text:p>880/3</text:p>
          </table:table-cell>
          <table:table-cell table:style-name="ce12" table:number-columns-repeated="16"/>
          <table:table-cell table:style-name="Default" table:number-columns-repeated="23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2" office:value-type="string" calcext:value-type="string">
            <text:p>880/5</text:p>
          </table:table-cell>
          <table:table-cell table:style-name="ce12" table:number-columns-repeated="16"/>
          <table:table-cell table:style-name="Default" table:number-columns-repeated="23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2" office:value-type="string" calcext:value-type="string">
            <text:p>880/6</text:p>
          </table:table-cell>
          <table:table-cell table:style-name="ce12" table:number-columns-repeated="39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9" office:value-type="string" calcext:value-type="string">
            <text:p>906/12</text:p>
          </table:table-cell>
          <table:table-cell table:number-columns-repeated="16"/>
          <table:table-cell table:style-name="Default" table:number-columns-repeated="23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2" office:value-type="string" calcext:value-type="string">
            <text:p>907/1</text:p>
          </table:table-cell>
          <table:table-cell table:number-columns-repeated="16"/>
          <table:table-cell table:style-name="Default" table:number-columns-repeated="23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2" office:value-type="string" calcext:value-type="string">
            <text:p>907/10</text:p>
          </table:table-cell>
          <table:table-cell table:number-columns-repeated="16"/>
          <table:table-cell table:style-name="ce12" table:number-columns-repeated="23"/>
          <table:table-cell table:number-columns-repeated="983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2" office:value-type="string" calcext:value-type="string">
            <text:p>907/1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ísnice</text:p>
          </table:table-cell>
          <table:table-cell table:style-name="ce11" office:value-type="string" calcext:value-type="string">
            <text:p>907/1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ísnice</text:p>
          </table:table-cell>
          <table:table-cell table:style-name="ce11" office:value-type="string" calcext:value-type="string">
            <text:p>907/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2" office:value-type="string" calcext:value-type="string">
            <text:p>907/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9" office:value-type="string" calcext:value-type="string">
            <text:p>910/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9" office:value-type="string" calcext:value-type="string">
            <text:p>911/3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9" office:value-type="string" calcext:value-type="string">
            <text:p>911/3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9" office:value-type="string" calcext:value-type="string">
            <text:p>911/3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9" office:value-type="string" calcext:value-type="string">
            <text:p>911/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2" office:value-type="string" calcext:value-type="string">
            <text:p>921/2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ísnice</text:p>
          </table:table-cell>
          <table:table-cell table:style-name="ce9" office:value-type="string" calcext:value-type="string">
            <text:p>931/1</text:p>
          </table:table-cell>
          <table:table-cell table:number-columns-repeated="1022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Print_Area" table:base-cell-address="$'I.D'.$A$1" table:expression="i.d!#ref!"/>
          <table:named-expression table:name="_xlnm.Print_Titles" table:base-cell-address="$'I.D'.$A$1" table:expression="i.d!#ref!"/>
          <table:named-range table:name="_xlnm._FilterDatabase" table:base-cell-address="$'I.D'.$A$1" table:cell-range-address="$'I.D'.$A$1:.$IV$267"/>
        </table:named-expressions>
      </table:table>
      <table:named-expressions/>
      <table:database-ranges>
        <table:database-range table:name="__Anonymous_Sheet_DB__0" table:target-range-address="'I.D'.A1:'I.D'.IV26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"/>
    <style:font-face style:name="Times New Roman" svg:font-family="'Times New Roman'" style:font-family-generic="roman"/>
    <style:font-face style:name="Calibri" svg:font-family="Calibri" style:font-family-generic="swiss"/>
    <style:font-face style:name="Arial CE1" svg:font-family="'Arial CE'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cs" number:country="CZ">
      <number:number number:decimal-places="0" number:min-integer-digits="1" number:grouping="true"/>
      <number:text> Kč</number:text>
    </number:number-style>
    <number:number-style style:name="N10106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6P0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2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09P0"/>
    </number:number-style>
    <number:date-style style:name="N10110" number:language="cs" number:country="CZ">
      <number:day/>
      <number:text>.</number:text>
      <number:month/>
      <number:text>.</number:text>
      <number:year number:style="long"/>
    </number:date-style>
    <number:date-style style:name="N10111" number:language="cs" number:country="CZ">
      <number:day/>
      <number:text>.</number:text>
      <number:month number:textual="true"/>
      <number:text>.</number:text>
      <number:year/>
    </number:date-style>
    <number:date-style style:name="N10112" number:language="cs" number:country="CZ">
      <number:day/>
      <number:text>.</number:text>
      <number:month number:textual="true"/>
    </number:date-style>
    <number:date-style style:name="N10113" number:language="cs" number:country="CZ">
      <number:month number:textual="true"/>
      <number:text>.</number:text>
      <number:year/>
    </number:date-style>
    <number:time-style style:name="N10114" number:language="cs" number:country="CZ">
      <number:hours/>
      <number:text>:</number:text>
      <number:minutes number:style="long"/>
      <number:text> </number:text>
      <number:am-pm/>
    </number:time-style>
    <number:time-style style:name="N10115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8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cs" number:country="CZ">
      <number:number number:decimal-places="0" number:min-integer-digits="1" number:grouping="true"/>
      <number:text>     </number:text>
    </number:number-style>
    <number:number-style style:name="N10119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cs" number:country="CZ">
      <number:number number:decimal-places="0" number:min-integer-digits="1" number:grouping="true"/>
      <number:text>     </number:text>
    </number:number-style>
    <number:number-style style:name="N10120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2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1" style:volatile="true" number:language="cs" number:country="CZ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2" style:volatile="true" number:language="cs" number:country="CZ">
      <loext:text> </loext:text>
      <loext:fill-character> </loext:fill-character>
      <number:text>-      </number:text>
    </number:number-style>
    <number:text-style style:name="N10123" number:language="cs" number:country="CZ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cs" number:country="CZ">
      <loext:text> </loext:text>
      <loext:fill-character> </loext:fill-character>
      <number:number number:decimal-places="0" number:min-integer-digits="1" number:grouping="true"/>
      <number:text> Kč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number:min-integer-digits="1" number:grouping="true"/>
      <number:text> Kč </number:text>
    </number:number-style>
    <number:number-style style:name="N10124P2" style:volatile="true" number:language="cs" number:country="CZ">
      <loext:text> </loext:text>
      <loext:fill-character> </loext:fill-character>
      <number:text>- Kč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number:min-integer-digits="1" number:grouping="true"/>
      <number:text> Kč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number:min-integer-digits="1" number:grouping="true"/>
      <number:text> Kč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Kč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style:font-name="Arial CE" fo:font-family="'Arial CE'" style:font-name-asian="SimSun" style:font-family-asian="SimSun" style:font-family-generic-asian="system" style:font-pitch-asian="variable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ální_20_2" style:display-name="Normální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4.99mm" fo:margin-left="0mm" fo:margin-right="0mm" fo:margin-top="11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I.D" style:display-name="PageStyle_I.D" style:page-layout-name="Mpm3">
      <style:header style:display="false"/>
      <style:header-left style:display="false"/>
      <style:footer>
        <text:p><text:span text:style-name="MT1">Stránka </text:span><text:span text:style-name="MT1"><text:page-number>1</text:page-number></text:span><text:span text:style-name="MT1"> z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ttwaldova</meta:initial-creator>
    <dc:creator>DPP</dc:creator>
    <meta:print-date>2016-12-13T12:41:28</meta:print-date>
    <meta:creation-date>2004-09-10T11:28:30</meta:creation-date>
    <dc:date>2017-01-05T08:57:58</dc:date>
    <meta:generator>LibreOffice/4.4.6.3$Linux_X86_64 LibreOffice_project/40m0$Build-3</meta:generator>
    <meta:document-statistic meta:table-count="1" meta:cell-count="374" meta:object-count="0"/>
    <meta:user-defined meta:name="AppVersion">14.0300</meta:user-defined>
    <meta:user-defined meta:name="Company">METROPROJEKT PRAHA a.s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